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0cb83c" officeooo:paragraph-rsid="000cb83c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0cb83c" officeooo:paragraph-rsid="000cb83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cb83c" officeooo:paragraph-rsid="000cb83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0cb83c" officeooo:paragraph-rsid="000cb83c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bold" officeooo:rsid="000cb83c" officeooo:paragraph-rsid="000cb83c" style:font-size-asian="18pt" style:font-weight-asian="bold" style:font-size-complex="18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font-size="14pt" fo:language="uk" fo:country="UA" fo:font-weight="normal" officeooo:rsid="000cb83c" officeooo:paragraph-rsid="000cb83c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4pt" fo:language="uk" fo:country="UA" fo:font-weight="normal" officeooo:rsid="000cb83c" officeooo:paragraph-rsid="000d18b5" style:font-size-asian="12.25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18b5"/>
    </style:style>
    <style:style style:name="T3" style:family="text">
      <style:text-properties officeooo:rsid="000d18b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Аналітика ютуб-каналів</text:p>
      <text:p text:style-name="P1"/>
      <text:p text:style-name="P2">Загальний опис:</text:p>
      <text:p text:style-name="P3">Додаток дає змогу користувачеві шукати канали за іменем і надавати статистику про них за певний період (який також обирає користувач). Якщо користувачу потрібно — він може зберегти стан статистики в базу і в будь який момент її знову перевірити без запитів до <text:span text:style-name="T1">api.</text:span></text:p>
      <text:p text:style-name="P3"><text:span text:style-name="T1"/></text:p>
      <text:p text:style-name="P4">Архітектура:</text:p>
      <text:p text:style-name="P3">Додаток побудовано на 3-ох шарові архітектурі з використанням патерну <text:span text:style-name="T1">Repository. Postgres </text:span>база даних знаходиться у хмарі. Графічний інтерфейс реалізовано за допомогою <text:span text:style-name="T1">WPF. </text:span>Зв’язок з базою даних здійснюється через <text:span text:style-name="T1">EF. </text:span>Увесь проект написано на .<text:span text:style-name="T1">NET Core 8.0.</text:span></text:p>
      <text:p text:style-name="P3"><text:span text:style-name="T1"/></text:p>
      <text:p text:style-name="P4">План роботи:</text:p>
      <text:list text:style-name="L1">
        <text:list-item>
          <text:p text:style-name="P6">Налаштувати проєкт</text:p>
        </text:list-item>
        <text:list-item>
          <text:p text:style-name="P7">Створити <text:span text:style-name="T2">Api </text:span><text:span text:style-name="T3">ключ</text:span></text:p>
        </text:list-item>
        <text:list-item>
          <text:p text:style-name="P6">Створити та підключитися до бази даних</text:p>
        </text:list-item>
        <text:list-item>
          <text:p text:style-name="P6">Створити ша<text:span text:style-name="T3">р </text:span><text:span text:style-name="T2">DAL</text:span></text:p>
        </text:list-item>
        <text:list-item>
          <text:p text:style-name="P6">Описати <text:span text:style-name="T2">BLL</text:span></text:p>
        </text:list-item>
        <text:list-item>
          <text:p text:style-name="P6">Створити користувацький інтерфейс <text:span text:style-name="T3">на </text:span><text:span text:style-name="T2">WPF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07:15:16.440000000</meta:creation-date>
    <dc:date>2025-01-24T07:37:22.564000000</dc:date>
    <meta:editing-duration>PT5M18S</meta:editing-duration>
    <meta:editing-cycles>1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12" meta:word-count="112" meta:character-count="734" meta:non-whitespace-character-count="639"/>
  </office:meta>
</office:document-meta>
</file>